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2e714d" officeooo:paragraph-rsid="003b2578"/>
    </style:style>
    <style:style style:name="P4" style:family="paragraph" style:parent-style-name="Standard">
      <style:text-properties style:font-name="Liberation Serif1" fo:language="it" fo:country="IT" officeooo:rsid="003b2578" officeooo:paragraph-rsid="003b2578"/>
    </style:style>
    <style:style style:name="P5" style:family="paragraph" style:parent-style-name="Standard">
      <style:text-properties style:font-name="Liberation Serif1" fo:language="it" fo:country="IT" officeooo:rsid="0030cd67" officeooo:paragraph-rsid="0030cd67"/>
    </style:style>
    <style:style style:name="P6" style:family="paragraph" style:parent-style-name="Standard">
      <style:text-properties style:font-name="Liberation Serif1" fo:language="it" fo:country="IT" officeooo:rsid="00421771" officeooo:paragraph-rsid="00421771"/>
    </style:style>
    <style:style style:name="P7" style:family="paragraph" style:parent-style-name="Standard">
      <style:text-properties style:font-name="Liberation Serif1" fo:language="it" fo:country="IT" officeooo:rsid="002a87ca" officeooo:paragraph-rsid="0005b1bd"/>
    </style:style>
    <style:style style:name="P8" style:family="paragraph" style:parent-style-name="Standard">
      <style:text-properties style:font-name="Liberation Serif1" fo:language="it" fo:country="IT" officeooo:rsid="002a87ca" officeooo:paragraph-rsid="0044e774"/>
    </style:style>
    <style:style style:name="P9" style:family="paragraph" style:parent-style-name="Standard">
      <style:text-properties style:font-name="Liberation Serif1" fo:language="it" fo:country="IT" officeooo:rsid="004989f1" officeooo:paragraph-rsid="004989f1"/>
    </style:style>
    <style:style style:name="P10" style:family="paragraph" style:parent-style-name="Standard">
      <style:text-properties style:font-name="Liberation Serif1" fo:language="it" fo:country="IT" officeooo:rsid="004a4f60" officeooo:paragraph-rsid="004a4f60"/>
    </style:style>
    <style:style style:name="P11" style:family="paragraph" style:parent-style-name="Standard">
      <style:text-properties style:font-name="Liberation Serif1" fo:language="it" fo:country="IT" officeooo:rsid="004c3ad7" officeooo:paragraph-rsid="004c3ad7"/>
    </style:style>
    <style:style style:name="P12" style:family="paragraph" style:parent-style-name="Standard">
      <style:text-properties style:font-name="Liberation Serif1" fo:language="it" fo:country="IT" officeooo:rsid="004efb5e" officeooo:paragraph-rsid="004efb5e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style:font-name="Liberation Serif1" fo:language="it" fo:country="IT" officeooo:rsid="0002b589" officeooo:paragraph-rsid="0002b589"/>
    </style:style>
    <style:style style:name="P27" style:family="paragraph" style:parent-style-name="Standard">
      <style:text-properties style:font-name="Liberation Serif1" fo:language="it" fo:country="IT" officeooo:rsid="0002b589" officeooo:paragraph-rsid="0050fc51"/>
    </style:style>
    <style:style style:name="P28" style:family="paragraph" style:parent-style-name="Standard">
      <style:text-properties style:font-name="Liberation Serif1" fo:language="it" fo:country="IT" officeooo:rsid="0050fc51" officeooo:paragraph-rsid="0050fc51"/>
    </style:style>
    <style:style style:name="P29" style:family="paragraph" style:parent-style-name="Standard">
      <style:text-properties style:font-name="Liberation Serif1" fo:language="it" fo:country="IT" officeooo:rsid="002a87ca" officeooo:paragraph-rsid="0005b1bd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2b6520"/>
    </style:style>
    <style:style style:name="T4" style:family="text">
      <style:text-properties officeooo:rsid="002e4f85"/>
    </style:style>
    <style:style style:name="T5" style:family="text">
      <style:text-properties officeooo:rsid="002ffd7c"/>
    </style:style>
    <style:style style:name="T6" style:family="text">
      <style:text-properties officeooo:rsid="0030cd67"/>
    </style:style>
    <style:style style:name="T7" style:family="text">
      <style:text-properties officeooo:rsid="0031c026"/>
    </style:style>
    <style:style style:name="T8" style:family="text">
      <style:text-properties officeooo:rsid="00324bac"/>
    </style:style>
    <style:style style:name="T9" style:family="text">
      <style:text-properties officeooo:rsid="0032f87d"/>
    </style:style>
    <style:style style:name="T10" style:family="text">
      <style:text-properties officeooo:rsid="003497c8"/>
    </style:style>
    <style:style style:name="T11" style:family="text">
      <style:text-properties officeooo:rsid="00357077"/>
    </style:style>
    <style:style style:name="T12" style:family="text">
      <style:text-properties officeooo:rsid="0035af7e"/>
    </style:style>
    <style:style style:name="T13" style:family="text">
      <style:text-properties officeooo:rsid="0036d570"/>
    </style:style>
    <style:style style:name="T14" style:family="text">
      <style:text-properties officeooo:rsid="003b2e89"/>
    </style:style>
    <style:style style:name="T15" style:family="text">
      <style:text-properties officeooo:rsid="003c0f0d"/>
    </style:style>
    <style:style style:name="T16" style:family="text">
      <style:text-properties officeooo:rsid="003c8c85"/>
    </style:style>
    <style:style style:name="T17" style:family="text">
      <style:text-properties officeooo:rsid="003de8b7"/>
    </style:style>
    <style:style style:name="T18" style:family="text">
      <style:text-properties officeooo:rsid="003e9fd6"/>
    </style:style>
    <style:style style:name="T19" style:family="text">
      <style:text-properties officeooo:rsid="003f7507"/>
    </style:style>
    <style:style style:name="T20" style:family="text">
      <style:text-properties officeooo:rsid="0050fc51"/>
    </style:style>
    <style:style style:name="T21" style:family="text">
      <style:text-properties officeooo:rsid="00523d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>Elaborato per il corso di Basi di Dati</text:p>
      <text:p text:style-name="P15">A.A 2023/2024</text:p>
      <text:p text:style-name="P13"/>
      <text:p text:style-name="P13"/>
      <text:p text:style-name="P16">progetto di una base di dati per la gestione di una compagnia aerea</text:p>
      <text:p text:style-name="P16"/>
      <text:p text:style-name="P16"/>
      <text:p text:style-name="P19">Daniele Muffato</text:p>
      <text:p text:style-name="P1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Analisi dei requisiti</text:p>
            <text:p text:style-name="P21">Intervista</text:p>
          </table:table-cell>
          <table:table-cell table:style-name="Table1.A1" office:value-type="string">
            <text:p text:style-name="P22"/>
            <text:p text:style-name="P21">3</text:p>
          </table:table-cell>
        </table:table-row>
        <table:table-row table:style-name="Table1.1">
          <table:table-cell table:style-name="Table1.A2" office:value-type="string">
            <text:p text:style-name="P20">Progettazione concettuale</text:p>
            <text:p text:style-name="P23"/>
          </table:table-cell>
          <table:table-cell table:style-name="Table1.A2" office:value-type="string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0">Progettazione logica</text:p>
            <text:p text:style-name="P25"/>
          </table:table-cell>
          <table:table-cell table:style-name="Table1.B3">
            <text:p text:style-name="P24"/>
          </table:table-cell>
        </table:table-row>
        <table:table-row table:style-name="Table1.1">
          <table:table-cell table:style-name="Table1.A2" office:value-type="string">
            <text:p text:style-name="P20">Progettazione dell’applicazione</text:p>
            <text:p text:style-name="P23"/>
          </table:table-cell>
          <table:table-cell table:style-name="Table1.B3">
            <text:p text:style-name="P24"/>
          </table:table-cell>
        </table:table-row>
      </table:table>
      <text:p text:style-name="P2"/>
      <text:p text:style-name="P18">Analisi dei requisiti</text:p>
      <text:p text:style-name="P26"/>
      <text:p text:style-name="P28">Si vuole realizzare un applicativo a supporto di una compagnia aerea. A tal proposito sarà necessario la progettazione di una basi di dati per la memorizzazione delle tratte effettuate, dei veicoli utilizzati, del personale di bordo e dei passeggeri. </text:p>
      <text:p text:style-name="P28">Inoltre si vuole <text:span text:style-name="T21">fornire un interfaccia grafica ai passeggeri per comprare i biglietti per le suddette tratte.</text:span></text:p>
      <text:p text:style-name="P27"/>
      <text:p text:style-name="P27"/>
      <text:p text:style-name="P30">Intervista</text:p>
      <text:p text:style-name="P7"/>
      <text:p text:style-name="P7"/>
      <text:p text:style-name="P7"/>
      <text:p text:style-name="P7"/>
      <text:p text:style-name="P3">Per ogni volo effettuato dalla compagnia si vuole memorizzare l’aeroport<text:span text:style-name="T16">o</text:span>, la data, l’ora di partenza e di arrivo, <text:span text:style-name="T5">l’aereo utilizzato, i passeggeri, lo staff e i piloti a bordo. </text:span></text:p>
      <text:p text:style-name="P4">Un volo può essere occasionale o periodico. <text:span text:style-name="T14">I voli occasionali avvengono una sola volta, mentre i voli periodici si ripetono ogni settimana, </text:span><text:span text:style-name="T15">in un periodo </text:span><text:span text:style-name="T17">compreso tra una data di inizio e una data di fine, </text:span><text:span text:style-name="T18">e possono avvenire multiple volte in possibilmente ogni giorno della settimana.</text:span></text:p>
      <text:p text:style-name="P3"><text:span text:style-name="T5">Ogni aeroporto è identificato da un codice univoco </text:span><text:span text:style-name="T6">(</text:span><text:span text:style-name="T5">ICAO</text:span><text:span text:style-name="T6">)</text:span><text:span text:style-name="T5">, ed è caratterizzato dalla città e lo stato in cui è locato. </text:span></text:p>
      <text:p text:style-name="P5">La compagnia <text:span text:style-name="T7">opera diversi modelli di aerei, identificati </text:span><text:span text:style-name="T10">univocamente </text:span><text:span text:style-name="T7">da</text:span><text:span text:style-name="T10">l produttore e </text:span><text:span text:style-name="T12">da </text:span><text:span text:style-name="T10">un nome </text:span><text:span text:style-name="T17">univoco rispetto al produttore</text:span><text:span text:style-name="T7">, e di ogni modello </text:span><text:span text:style-name="T19">si</text:span><text:span text:style-name="T7"> dispone di multipli veicoli. </text:span><text:span text:style-name="T8">Per ogni veicol</text:span><text:span text:style-name="T9">o</text:span><text:span text:style-name="T8">, si vuole </text:span><text:span text:style-name="T11">inoltre</text:span><text:span text:style-name="T8"> </text:span><text:span text:style-name="T11">memorizzare </text:span><text:span text:style-name="T8">se è in noleggio, o di proprietà </text:span><text:span text:style-name="T11">della compagnia</text:span><text:span text:style-name="T8">. </text:span><text:span text:style-name="T12">Ogni aereo è suddiviso in tre classi di viaggio (classe economica, prima classe e classe business), ognuna con prezzi dei biglietti diversi. </text:span><text:span text:style-name="T13">Per ogni modello di aereo la distribuzione dei posti in ogni classe è uguale, ma può cambiare in modelli diversi. </text:span></text:p>
      <text:p text:style-name="P6">Per il personale a bordo, si vuole memorizzare il nome, cognome, codice fiscale, data di nascita e la data in cui è stato segnato il contratto per l’assunzione. Per i piloti si vuole inoltre memorizzare il corrente grado di comando (comandante o primo ufficiale) e anche le ore di volo effettuate con la compagnia e in totale.</text:p>
      <text:p text:style-name="P8"/>
      <text:p text:style-name="P9">I passeggeri avranno a disposizione un’interfaccia per comprare biglietti, dove per accedere dovrà iscriversi, inserendo nome, cognome, codice fiscale, un’email e una password che verrà poi memorizzata (in chiaro, per semplicità), e sarà necessaria, insieme all’email, per accedere all’applicativo. </text:p>
      <text:p text:style-name="P10">Una volta effettuato l’iscrizione e l’accesso all’applicativo, l’utente potrà ricercare i voli lungo una tratta specificata, e potrà vedere i risultati ordinati cronologicamente, nella data specificata.</text:p>
      <text:p text:style-name="P11">Il cliente potrà successivamente scegliere la classe di servizio (classe economica, prima classe, o classe business), potrà opzionalmente scegliere un posto a sedere, bagagli extra, pranzo incluso (ognuno ha un prezzo aggiuntivo, che dipende dalla classe di servizio scelta).</text:p>
      <text:p text:style-name="P12">Inoltre il passeggero potrà visualizzare la lista dei biglietti acquistati, ancora validi (cioè i voli indicati dal biglietto non sono ancora stati effettuati)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7T17:25:44.874964760</dc:date>
    <meta:editing-duration>PT8H51M25S</meta:editing-duration>
    <meta:editing-cycles>66</meta:editing-cycles>
    <meta:print-date>2024-03-23T15:55:12.632544733</meta:print-date>
    <meta:printed-by>PDF files</meta:printed-by>
    <meta:document-statistic meta:table-count="1" meta:image-count="0" meta:object-count="0" meta:page-count="3" meta:paragraph-count="26" meta:word-count="465" meta:character-count="3044" meta:non-whitespace-character-count="2598"/>
  </office:meta>
</office:document-meta>
</file>